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8000001E1843E295B53A4058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3.438cm" svg:x="5.242cm" svg:y="3.921cm">
          <draw:image xlink:href="Pictures/10000201000002A8000001E1843E295B53A40580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01T02:35:54.677404482</dc:date>
    <meta:editing-duration>PT51S</meta:editing-duration>
    <meta:editing-cycles>1</meta:editing-cycles>
    <meta:document-statistic meta:object-count="1"/>
    <meta:generator>LibreOffice/6.4.7.2$Linux_X86_64 LibreOffice_project/40$Build-2</meta:generator>
  </office:meta>
</office:document-meta>
</file>